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9272in"/>
    </style:style>
    <style:style style:name="co2" style:family="table-column">
      <style:table-column-properties fo:break-before="auto" style:column-width="1.8835in"/>
    </style:style>
    <style:style style:name="co3" style:family="table-column">
      <style:table-column-properties fo:break-before="auto" style:column-width="3.2193in"/>
    </style:style>
    <style:style style:name="co4" style:family="table-column">
      <style:table-column-properties fo:break-before="auto" style:column-width="0.2866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9043in"/>
    </style:style>
    <style:style style:name="co7" style:family="table-column">
      <style:table-column-properties fo:break-before="auto" style:column-width="2.1827in"/>
    </style:style>
    <style:style style:name="co8" style:family="table-column">
      <style:table-column-properties fo:break-before="auto" style:column-width="0.6508in"/>
    </style:style>
    <style:style style:name="co9" style:family="table-column">
      <style:table-column-properties fo:break-before="auto" style:column-width="0.9925in"/>
    </style:style>
    <style:style style:name="co10" style:family="table-column">
      <style:table-column-properties fo:break-before="auto" style:column-width="1.3339in"/>
    </style:style>
    <style:style style:name="co11" style:family="table-column">
      <style:table-column-properties fo:break-before="auto" style:column-width="0.7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100">
      <style:text-properties fo:language="en" fo:country="US"/>
    </style:style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7" style:family="table-cell" style:parent-style-name="Default" style:data-style-name="N1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8" style:family="table-cell" style:parent-style-name="Default" style:data-style-name="N61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9" style:family="table-cell" style:parent-style-name="Default" style:data-style-name="N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0" style:family="table-cell" style:parent-style-name="Default" style:data-style-name="N36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1" style:family="table-cell" style:parent-style-name="Default" style:data-style-name="N4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2" style:family="table-cell" style:parent-style-name="Default" style:data-style-name="N99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3" style:family="table-cell" style:parent-style-name="Default" style:data-style-name="N19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4" style:family="table-cell" style:parent-style-name="Default" style:data-style-name="N220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5" style:family="table-cell" style:parent-style-name="Default" style:data-style-name="N223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6" style:family="table-cell" style:parent-style-name="Default" style:data-style-name="N222">
      <style:text-properties fo:language="en" fo:country="US"/>
      <style:map style:condition="is-true-formula([Sheet1.$J351]&gt;COLUMN([Sheet1.C351])-3)" style:apply-style-name="Excel_5f_CondFormat_5f_1_5f_1_5f_1" style:base-cell-address="Sheet1.C351"/>
    </style:style>
    <style:style style:name="ce17" style:family="table-cell" style:parent-style-name="Default">
      <style:text-properties fo:language="en" fo:country="US"/>
      <style:map style:condition="is-true-formula(Sheet1.$#REF!#REF!&gt;COLUMN(Sheet1.F118)-3)" style:apply-style-name="Excel_5f_CondFormat_5f_1_5f_2_5f_1" style:base-cell-address="Sheet1.F118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4" table:default-cell-style-name="ce3"/>
        <table:table-column table:style-name="co6" table:default-cell-style-name="ce19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8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.55</text:p>
          </table:table-cell>
          <table:table-cell table:formula="oooc:=VALUE([.C4])" office:value-type="float" office:value="123.55">
            <text:p>123.55</text:p>
          </table:table-cell>
          <table:table-cell table:style-name="ce6" office:value-type="string">
            <text:p>123.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6" office:value-type="string">
            <text:p>100,000,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.2</text:p>
          </table:table-cell>
          <table:table-cell table:formula="oooc:=VALUE([.C7])" office:value-type="float" office:value="0.2">
            <text:p>0.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567000">
            <text:p>1234567000</text:p>
          </table:table-cell>
          <table:table-cell table:formula="oooc:=VALUE([.C8])" office:value-type="float" office:value="1234567000">
            <text:p>1234567000</text:p>
          </table:table-cell>
          <table:table-cell table:style-name="ce8" office:value-type="string">
            <text:p>1,234.567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12345">
            <text:p>0</text:p>
          </table:table-cell>
          <table:table-cell table:formula="oooc:=VALUE([.C9])" office:value-type="float" office:value="-0.0000012345">
            <text:p>0</text:p>
          </table:table-cell>
          <table:table-cell table:style-name="ce8" office:value-type="string">
            <text:p>-12345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8" office:value-type="string">
            <text:p>-123,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.35</text:p>
          </table:table-cell>
          <table:table-cell table:formula="oooc:=VALUE([.C11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2])" office:value-type="float" office:value="35981">
            <text:p>35981</text:p>
          </table:table-cell>
          <table:table-cell table:style-name="ce10" office:value-type="string">
            <text:p>7/5/1998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13])" office:value-type="float" office:value="35981">
            <text:p>35981</text:p>
          </table:table-cell>
          <table:table-cell table:style-name="ce8" office:value-type="string">
            <text:p>7/5/98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14])" office:value-type="float" office:value="35981.5090277778">
            <text:p>35981.51</text:p>
          </table:table-cell>
          <table:table-cell table:style-name="ce8" office:value-type="string">
            <text:p>7/5/1998 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15])" office:value-type="float" office:value="35981.5091898148">
            <text:p>35981.51</text:p>
          </table:table-cell>
          <table:table-cell table:style-name="ce8" office:value-type="string">
            <text:p>7/5/98 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16])" office:value-type="float" office:value="0.509027777777778">
            <text:p>0.51</text:p>
          </table:table-cell>
          <table:table-cell table:style-name="ce11" office:value-type="string">
            <text:p>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17])" office:value-type="float" office:value="0.509189814814815">
            <text:p>0.51</text:p>
          </table:table-cell>
          <table:table-cell table:style-name="ce8" office:value-type="string">
            <text:p>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18])" office:value-type="float" office:value="0.00902777777777778">
            <text:p>0.01</text:p>
          </table:table-cell>
          <table:table-cell table:style-name="ce11" office:value-type="string">
            <text:p>0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19])" office:value-type="float" office:value="0.00918981481481482">
            <text:p>0.01</text:p>
          </table:table-cell>
          <table:table-cell table:style-name="ce8" office:value-type="string">
            <text:p>0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20])" office:value-type="float" office:value="35981.5090277778">
            <text:p>35981.51</text:p>
          </table:table-cell>
          <table:table-cell table:style-name="ce8" office:value-type="string">
            <text:p>7/5/1998 12:13 P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21])" office:value-type="float" office:value="35981.5091898148">
            <text:p>35981.51</text:p>
          </table:table-cell>
          <table:table-cell table:style-name="ce8" office:value-type="string">
            <text:p>7/5/98 12:13:14 P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22])" office:value-type="float" office:value="0.509027777777778">
            <text:p>0.51</text:p>
          </table:table-cell>
          <table:table-cell table:style-name="ce11" office:value-type="string">
            <text:p>12:13 P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23])" office:value-type="float" office:value="0.509189814814815">
            <text:p>0.51</text:p>
          </table:table-cell>
          <table:table-cell table:style-name="ce8" office:value-type="string">
            <text:p>12:13:14 P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027777777778">
            <text:p>0.51</text:p>
          </table:table-cell>
          <table:table-cell table:formula="oooc:=VALUE([.C24])" office:value-type="float" office:value="0.509027777777778">
            <text:p>0.51</text:p>
          </table:table-cell>
          <table:table-cell table:style-name="ce11" office:value-type="string">
            <text:p>0:13 P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509189814814815">
            <text:p>0.51</text:p>
          </table:table-cell>
          <table:table-cell table:formula="oooc:=VALUE([.C25])" office:value-type="float" office:value="0.509189814814815">
            <text:p>0.51</text:p>
          </table:table-cell>
          <table:table-cell table:style-name="ce8" office:value-type="string">
            <text:p>0:13:14 P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26])" office:value-type="float" office:value="0.00902777777777778">
            <text:p>0.01</text:p>
          </table:table-cell>
          <table:table-cell table:style-name="ce11" office:value-type="string">
            <text:p>12:13 A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27])" office:value-type="float" office:value="0.00918981481481482">
            <text:p>0.01</text:p>
          </table:table-cell>
          <table:table-cell table:style-name="ce8" office:value-type="string">
            <text:p>12:13:14 A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02777777777778">
            <text:p>0.01</text:p>
          </table:table-cell>
          <table:table-cell table:formula="oooc:=VALUE([.C28])" office:value-type="float" office:value="0.00902777777777778">
            <text:p>0.01</text:p>
          </table:table-cell>
          <table:table-cell table:style-name="ce11" office:value-type="string">
            <text:p>0:13 A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.00918981481481481">
            <text:p>0.01</text:p>
          </table:table-cell>
          <table:table-cell table:formula="oooc:=VALUE([.C29])" office:value-type="float" office:value="0.00918981481481482">
            <text:p>0.01</text:p>
          </table:table-cell>
          <table:table-cell table:style-name="ce8" office:value-type="string">
            <text:p>0:13:14 AM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0959">
            <text:p>10959</text:p>
          </table:table-cell>
          <table:table-cell table:formula="oooc:=VALUE([.C30])" office:value-type="float" office:value="10959">
            <text:p>10959</text:p>
          </table:table-cell>
          <table:table-cell table:style-name="ce11" office:value-type="string">
            <text:p>1/1/3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7483">
            <text:p>47483</text:p>
          </table:table-cell>
          <table:table-cell table:formula="oooc:=VALUE([.C31])" office:value-type="float" office:value="47483">
            <text:p>47483</text:p>
          </table:table-cell>
          <table:table-cell table:style-name="ce8" office:value-type="string">
            <text:p>12/31/29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2])" office:value-type="float" office:value="35981">
            <text:p>35981</text:p>
          </table:table-cell>
          <table:table-cell table:style-name="ce11" office:value-type="string">
            <text:p>1998/7/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33])" office:value-type="float" office:value="35981.5090277778">
            <text:p>35981.51</text:p>
          </table:table-cell>
          <table:table-cell table:style-name="ce8" office:value-type="string">
            <text:p>1998/7/5 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4])" office:value-type="float" office:value="35981.5091898148">
            <text:p>35981.51</text:p>
          </table:table-cell>
          <table:table-cell table:style-name="ce8" office:value-type="string">
            <text:p>1998/7/5 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">
            <text:p>35981</text:p>
          </table:table-cell>
          <table:table-cell table:formula="oooc:=VALUE([.C35])" office:value-type="float" office:value="35981">
            <text:p>35981</text:p>
          </table:table-cell>
          <table:table-cell table:style-name="ce11" office:value-type="string">
            <text:p>1998-7-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0277778">
            <text:p>35981.51</text:p>
          </table:table-cell>
          <table:table-cell table:formula="oooc:=VALUE([.C36])" office:value-type="float" office:value="35981.5090277778">
            <text:p>35981.51</text:p>
          </table:table-cell>
          <table:table-cell table:style-name="ce8" office:value-type="string">
            <text:p>1998-7-5 12:1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5981.5091898148">
            <text:p>35981.51</text:p>
          </table:table-cell>
          <table:table-cell table:formula="oooc:=VALUE([.C37])" office:value-type="float" office:value="35981.5091898148">
            <text:p>35981.51</text:p>
          </table:table-cell>
          <table:table-cell table:style-name="ce8" office:value-type="string">
            <text:p>1998-7-5 12:13:14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!STR:FE</text:p>
          </table:table-cell>
          <table:table-cell table:formula="oooc:=VALUE([.C38])" office:value-type="float" office:value="0">
            <text:p>Err:502</text:p>
          </table:table-cell>
          <table:table-cell table:style-name="ce8" office:value-type="string">
            <text:p>This is not a number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"/>
          <table:table-cell office:value-type="string">
            <text:p>#VALUE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12.345">
            <text:p>12.35</text:p>
          </table:table-cell>
          <table:table-cell table:formula="oooc:=N([.C40])" office:value-type="float" office:value="12.345">
            <text:p>12.35</text:p>
          </table:table-cell>
          <table:table-cell table:style-name="ce9" office:value-type="float" office:value="12.345">
            <text:p>12.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41])" office:value-type="float" office:value="12345">
            <text:p>12345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42])" office:value-type="float" office:value="39083">
            <text:p>39083</text:p>
          </table:table-cell>
          <table:table-cell table:style-name="ce10" office:value-type="date" office:date-value="2007-01-01">
            <text:p>01/0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3])" office:value-type="float" office:value="39083">
            <text:p>39083</text:p>
          </table:table-cell>
          <table:table-cell table:style-name="ce9" office:value-type="string">
            <text:p>1/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44])" office:value-type="float" office:value="1">
            <text:p>1</text:p>
          </table:table-cell>
          <table:table-cell table:style-name="ce12" office:value-type="boolean" office:boolean-value="true">
            <text:p>TRU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45])" office:value-type="float" office:value="0">
            <text:p>0</text:p>
          </table:table-cell>
          <table:table-cell table:style-name="ce12" office:value-type="boolean" office:boolean-value="false">
            <text:p>FALS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47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48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49])">
            <text:p/>
          </table:table-cell>
          <table:table-cell table:style-name="ce9" office:value-type="float" office:value="123.45">
            <text:p>123.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.45</text:p>
          </table:table-cell>
          <table:table-cell table:formula="oooc:=T([.C50])" office:value-type="string" office:string-value="123.45">
            <text:p>123.45</text:p>
          </table:table-cell>
          <table:table-cell table:style-name="ce9" office:value-type="string">
            <text:p>123.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1])">
            <text:p/>
          </table:table-cell>
          <table:table-cell table:style-name="ce10" office:value-type="date" office:date-value="2007-01-01">
            <text:p>01/0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/1/2007</text:p>
          </table:table-cell>
          <table:table-cell table:formula="oooc:=T([.C52])" office:value-type="string" office:string-value="1/1/2007">
            <text:p>1/1/2007</text:p>
          </table:table-cell>
          <table:table-cell table:style-name="ce9" office:value-type="string">
            <text:p>1/1/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3])">
            <text:p/>
          </table:table-cell>
          <table:table-cell table:style-name="ce12" office:value-type="boolean" office:boolean-value="true">
            <text:p>TRU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54])">
            <text:p/>
          </table:table-cell>
          <table:table-cell table:style-name="ce12" office:value-type="boolean" office:boolean-value="false">
            <text:p>FALSE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56];[.D56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57];[.D57])" office:value-type="string" office:string-value="99999999999.5">
            <text:p>99999999999.5</text:p>
          </table:table-cell>
          <table:table-cell table:style-name="ce13" office:value-type="float" office:value="99999999999.4999">
            <text:p>99999999999.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58];[.D58])" office:value-type="string" office:string-value="99999999999.5">
            <text:p>99999999999.5</text:p>
          </table:table-cell>
          <table:table-cell table:style-name="ce13" office:value-type="float" office:value="99999999999.5">
            <text:p>99999999999.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9</text:p>
          </table:table-cell>
          <table:table-cell table:formula="oooc:=TEXT([.C59];[.D59])" office:value-type="string" office:string-value="0">
            <text:p>0</text:p>
          </table:table-cell>
          <table:table-cell table:style-name="ce14" office:value-type="float" office:value="0.000000009">
            <text:p>0.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0.7583in" draw:caption-point-x="-12.2154in" draw:caption-point-y="-10.7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60];[.D60])" office:value-type="string" office:string-value="0">
            <text:p>0</text:p>
          </table:table-cell>
          <table:table-cell table:style-name="ce14" office:value-type="float" office:value="0.000000009000001">
            <text:p>0.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0.9437in" draw:caption-point-x="-12.2154in" draw:caption-point-y="-10.9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8E-05</text:p>
          </table:table-cell>
          <table:table-cell table:formula="oooc:=TEXT([.C61];[.D61])" office:value-type="string" office:string-value="0">
            <text:p>0</text:p>
          </table:table-cell>
          <table:table-cell table:style-name="ce15" office:value-type="float" office:value="0.0000777777777777777">
            <text:p>0.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1291in" draw:caption-point-x="-12.2154in" draw:caption-point-y="-11.1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777778</text:p>
          </table:table-cell>
          <table:table-cell table:formula="oooc:=TEXT([.C62];[.D62])" office:value-type="string" office:string-value="0">
            <text:p>0</text:p>
          </table:table-cell>
          <table:table-cell table:style-name="ce15" office:value-type="float" office:value="0.000777777777777777">
            <text:p>0.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3146in" draw:caption-point-x="-12.2154in" draw:caption-point-y="-11.3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7777778</text:p>
          </table:table-cell>
          <table:table-cell table:formula="oooc:=TEXT([.C63];[.D63])" office:value-type="string" office:string-value="0.01">
            <text:p>0.01</text:p>
          </table:table-cell>
          <table:table-cell table:style-name="ce15" office:value-type="float" office:value="0.00777777777777777">
            <text:p>0.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5in" draw:caption-point-x="-12.2154in" draw:caption-point-y="-11.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77777778</text:p>
          </table:table-cell>
          <table:table-cell table:formula="oooc:=TEXT([.C64];[.D64])" office:value-type="string" office:string-value="0.08">
            <text:p>0.08</text:p>
          </table:table-cell>
          <table:table-cell table:style-name="ce15" office:value-type="float" office:value="0.0777777777777777">
            <text:p>0.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6854in" draw:caption-point-x="-12.2154in" draw:caption-point-y="-11.6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777777778</text:p>
          </table:table-cell>
          <table:table-cell table:formula="oooc:=TEXT([.C65];[.D65])" office:value-type="string" office:string-value="0.78">
            <text:p>0.78</text:p>
          </table:table-cell>
          <table:table-cell table:style-name="ce15" office:value-type="float" office:value="0.777777777777777">
            <text:p>0.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1.8709in" draw:caption-point-x="-12.2154in" draw:caption-point-y="-11.87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.777777778</text:p>
          </table:table-cell>
          <table:table-cell table:formula="oooc:=TEXT([.C66];[.D66])" office:value-type="string" office:string-value="7.78">
            <text:p>7.78</text:p>
          </table:table-cell>
          <table:table-cell table:style-name="ce15" office:value-type="float" office:value="7.77777777777777">
            <text:p>7.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2.0563in" draw:caption-point-x="-12.2154in" draw:caption-point-y="-12.05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.77777778</text:p>
          </table:table-cell>
          <table:table-cell table:formula="oooc:=TEXT([.C67];[.D67])" office:value-type="string" office:string-value="77.78">
            <text:p>77.78</text:p>
          </table:table-cell>
          <table:table-cell table:style-name="ce15" office:value-type="float" office:value="77.7777777777777">
            <text:p>77.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2.2417in" draw:caption-point-x="-12.2154in" draw:caption-point-y="-12.241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.7777778</text:p>
          </table:table-cell>
          <table:table-cell table:formula="oooc:=TEXT([.C68];[.D68])" office:value-type="string" office:string-value="777.78">
            <text:p>777.78</text:p>
          </table:table-cell>
          <table:table-cell table:style-name="ce15" office:value-type="float" office:value="777.777777777777">
            <text:p>777.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2.4268in" draw:caption-point-x="-12.2154in" draw:caption-point-y="-12.42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.777778</text:p>
          </table:table-cell>
          <table:table-cell table:formula="oooc:=TEXT([.C69];[.D69])" office:value-type="string" office:string-value="7777.78">
            <text:p>7777.78</text:p>
          </table:table-cell>
          <table:table-cell table:style-name="ce15" office:value-type="float" office:value="7777.77777777777">
            <text:p>7777.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.77778</text:p>
          </table:table-cell>
          <table:table-cell table:formula="oooc:=TEXT([.C70];[.D70])" office:value-type="string" office:string-value="77777.78">
            <text:p>77777.78</text:p>
          </table:table-cell>
          <table:table-cell table:style-name="ce15" office:value-type="float" office:value="77777.7777777777">
            <text:p>77777.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.7778</text:p>
          </table:table-cell>
          <table:table-cell table:formula="oooc:=TEXT([.C71];[.D71])" office:value-type="string" office:string-value="777777.78">
            <text:p>777777.78</text:p>
          </table:table-cell>
          <table:table-cell table:style-name="ce15" office:value-type="float" office:value="777777.777777777">
            <text:p>777777.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.778</text:p>
          </table:table-cell>
          <table:table-cell table:formula="oooc:=TEXT([.C72];[.D72])" office:value-type="string" office:string-value="7777777.78">
            <text:p>7777777.78</text:p>
          </table:table-cell>
          <table:table-cell table:style-name="ce15" office:value-type="float" office:value="7777777.77777777">
            <text:p>7777777.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.78</text:p>
          </table:table-cell>
          <table:table-cell table:formula="oooc:=TEXT([.C73];[.D73])" office:value-type="string" office:string-value="77777777.78">
            <text:p>77777777.78</text:p>
          </table:table-cell>
          <table:table-cell table:style-name="ce15" office:value-type="float" office:value="77777777.7777777">
            <text:p>77777777.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.8</text:p>
          </table:table-cell>
          <table:table-cell table:formula="oooc:=TEXT([.C74];[.D74])" office:value-type="string" office:string-value="777777777.78">
            <text:p>777777777.78</text:p>
          </table:table-cell>
          <table:table-cell table:style-name="ce15" office:value-type="float" office:value="777777777.777777">
            <text:p>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75];[.D75])" office:value-type="string" office:string-value="7777777777.78">
            <text:p>7777777777.78</text:p>
          </table:table-cell>
          <table:table-cell table:style-name="ce15" office:value-type="float" office:value="7777777777.77777">
            <text:p>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76];[.D76])" office:value-type="string" office:string-value="77777777777.78">
            <text:p>77777777777.78</text:p>
          </table:table-cell>
          <table:table-cell table:style-name="ce15" office:value-type="float" office:value="77777777777.7777">
            <text:p>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1</text:p>
          </table:table-cell>
          <table:table-cell table:formula="oooc:=TEXT([.C77];[.D77])" office:value-type="string" office:string-value="777777777777.78">
            <text:p>777777777777.78</text:p>
          </table:table-cell>
          <table:table-cell table:style-name="ce15" office:value-type="float" office:value="777777777777.777">
            <text:p>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2</text:p>
          </table:table-cell>
          <table:table-cell table:formula="oooc:=TEXT([.C78];[.D78])" office:value-type="string" office:string-value="7777777777777.77">
            <text:p>7777777777777.77</text:p>
          </table:table-cell>
          <table:table-cell table:style-name="ce15" office:value-type="float" office:value="7777777777777.77">
            <text:p>7777777777777.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.77778E+13</text:p>
          </table:table-cell>
          <table:table-cell table:formula="oooc:=TEXT([.C79];[.D79])" office:value-type="string" office:string-value="77777777777777.7">
            <text:p>77777777777777.7</text:p>
          </table:table-cell>
          <table:table-cell table:style-name="ce15" office:value-type="float" office:value="77777777777777.7">
            <text:p>77777777777777.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4.4665in" draw:caption-point-x="-12.2154in" draw:caption-point-y="-14.46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.77778E+14</text:p>
          </table:table-cell>
          <table:table-cell table:formula="oooc:=TEXT([.C80];[.D80])" office:value-type="string" office:string-value="777777777777777">
            <text:p>777777777777777</text:p>
          </table:table-cell>
          <table:table-cell table:style-name="ce15" office:value-type="float" office:value="777777777777777">
            <text:p>777777777777777.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4.652in" draw:caption-point-x="-12.2154in" draw:caption-point-y="-14.65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.8</text:p>
          </table:table-cell>
          <table:table-cell table:formula="oooc:=TEXT([.C81];[.D81])" office:value-type="string" office:string-value="-777777777.78">
            <text:p>-777777777.78</text:p>
          </table:table-cell>
          <table:table-cell table:style-name="ce15" office:value-type="float" office:value="-777777777.777777">
            <text:p>-777777777.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82];[.D82])" office:value-type="string" office:string-value="-7777777777.78">
            <text:p>-7777777777.78</text:p>
          </table:table-cell>
          <table:table-cell table:style-name="ce15" office:value-type="float" office:value="-7777777777.77777">
            <text:p>-7777777777.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83];[.D83])" office:value-type="string" office:string-value="-77777777777.78">
            <text:p>-77777777777.78</text:p>
          </table:table-cell>
          <table:table-cell table:style-name="ce15" office:value-type="float" office:value="-77777777777.7777">
            <text:p>-77777777777.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.77778E+11</text:p>
          </table:table-cell>
          <table:table-cell table:formula="oooc:=TEXT([.C84];[.D84])" office:value-type="string" office:string-value="-777777777777.78">
            <text:p>-777777777777.78</text:p>
          </table:table-cell>
          <table:table-cell table:style-name="ce15" office:value-type="float" office:value="-777777777777.777">
            <text:p>-777777777777.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.000000001</text:p>
          </table:table-cell>
          <table:table-cell table:formula="oooc:=TEXT([.C85];[.D85])" office:value-type="string" office:string-value="0">
            <text:p>0</text:p>
          </table:table-cell>
          <table:table-cell table:style-name="ce16" office:value-type="float" office:value="0.000000001">
            <text:p>0.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5.5791in" draw:caption-point-x="-12.2154in" draw:caption-point-y="-15.57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011</text:p>
          </table:table-cell>
          <table:table-cell table:formula="oooc:=TEXT([.C86];[.D86])" office:value-type="string" office:string-value="0">
            <text:p>0</text:p>
          </table:table-cell>
          <table:table-cell table:style-name="ce16" office:value-type="float" office:value="0.000000011">
            <text:p>0.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5.7646in" draw:caption-point-x="-12.2154in" draw:caption-point-y="-15.76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0111</text:p>
          </table:table-cell>
          <table:table-cell table:formula="oooc:=TEXT([.C87];[.D87])" office:value-type="string" office:string-value="0">
            <text:p>0</text:p>
          </table:table-cell>
          <table:table-cell table:style-name="ce16" office:value-type="float" office:value="0.000000111">
            <text:p>0.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5.95in" draw:caption-point-x="-12.2154in" draw:caption-point-y="-15.9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01111</text:p>
          </table:table-cell>
          <table:table-cell table:formula="oooc:=TEXT([.C88];[.D88])" office:value-type="string" office:string-value="0">
            <text:p>0</text:p>
          </table:table-cell>
          <table:table-cell table:style-name="ce16" office:value-type="float" office:value="0.000001111">
            <text:p>0.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6.1354in" draw:caption-point-x="-12.2154in" draw:caption-point-y="-16.13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011111</text:p>
          </table:table-cell>
          <table:table-cell table:formula="oooc:=TEXT([.C89];[.D89])" office:value-type="string" office:string-value="0">
            <text:p>0</text:p>
          </table:table-cell>
          <table:table-cell table:style-name="ce16" office:value-type="float" office:value="0.000011111">
            <text:p>0.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6.3209in" draw:caption-point-x="-12.2154in" draw:caption-point-y="-16.320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90];[.D90])" office:value-type="string" office:string-value="0">
            <text:p>0</text:p>
          </table:table-cell>
          <table:table-cell table:style-name="ce16" office:value-type="float" office:value="0.000111111">
            <text:p>0.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6.5063in" draw:caption-point-x="-12.2154in" draw:caption-point-y="-16.506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91];[.D91])" office:value-type="string" office:string-value="0">
            <text:p>0</text:p>
          </table:table-cell>
          <table:table-cell table:style-name="ce16" office:value-type="float" office:value="0.001111111">
            <text:p>0.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6.6913in" draw:caption-point-x="-12.2154in" draw:caption-point-y="-16.691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92];[.D92])" office:value-type="string" office:string-value="0.01">
            <text:p>0.01</text:p>
          </table:table-cell>
          <table:table-cell table:style-name="ce16" office:value-type="float" office:value="0.011111111">
            <text:p>0.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6.8768in" draw:caption-point-x="-12.2154in" draw:caption-point-y="-16.876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93];[.D93])" office:value-type="string" office:string-value="0.11">
            <text:p>0.11</text:p>
          </table:table-cell>
          <table:table-cell table:style-name="ce16" office:value-type="float" office:value="0.111111111">
            <text:p>0.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7.0622in" draw:caption-point-x="-12.2154in" draw:caption-point-y="-17.062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94];[.D94])" office:value-type="string" office:string-value="0">
            <text:p>0</text:p>
          </table:table-cell>
          <table:table-cell table:style-name="ce16" office:value-type="float" office:value="0.00000000001">
            <text:p>0.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7.2476in" draw:caption-point-x="-12.2154in" draw:caption-point-y="-17.247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E-10</text:p>
          </table:table-cell>
          <table:table-cell table:formula="oooc:=TEXT([.C95];[.D95])" office:value-type="string" office:string-value="0">
            <text:p>0</text:p>
          </table:table-cell>
          <table:table-cell table:style-name="ce16" office:value-type="float" office:value="0.00000000011">
            <text:p>0.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17.4331in" draw:caption-point-x="-12.2154in" draw:caption-point-y="-17.433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01E-09</text:p>
          </table:table-cell>
          <table:table-cell table:formula="oooc:=TEXT([.C96];[.D96])" office:value-type="string" office:string-value="0">
            <text:p>0</text:p>
          </table:table-cell>
          <table:table-cell table:style-name="ce16" office:value-type="float" office:value="0.00000000101">
            <text:p>0.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7.6185in" draw:caption-point-x="-12.2154in" draw:caption-point-y="-17.618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01E-08</text:p>
          </table:table-cell>
          <table:table-cell table:formula="oooc:=TEXT([.C97];[.D97])" office:value-type="string" office:string-value="0">
            <text:p>0</text:p>
          </table:table-cell>
          <table:table-cell table:style-name="ce16" office:value-type="float" office:value="0.00000001101">
            <text:p>0.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7.8039in" draw:caption-point-x="-12.2154in" draw:caption-point-y="-17.803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01E-07</text:p>
          </table:table-cell>
          <table:table-cell table:formula="oooc:=TEXT([.C98];[.D98])" office:value-type="string" office:string-value="0">
            <text:p>0</text:p>
          </table:table-cell>
          <table:table-cell table:style-name="ce16" office:value-type="float" office:value="0.00000011101">
            <text:p>0.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7.9894in" draw:caption-point-x="-12.2154in" draw:caption-point-y="-17.989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01E-06</text:p>
          </table:table-cell>
          <table:table-cell table:formula="oooc:=TEXT([.C99];[.D99])" office:value-type="string" office:string-value="0">
            <text:p>0</text:p>
          </table:table-cell>
          <table:table-cell table:style-name="ce16" office:value-type="float" office:value="0.00000111101">
            <text:p>0.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1748in" draw:caption-point-x="-12.2154in" draw:caption-point-y="-18.174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1E-05</text:p>
          </table:table-cell>
          <table:table-cell table:formula="oooc:=TEXT([.C100];[.D100])" office:value-type="string" office:string-value="0">
            <text:p>0</text:p>
          </table:table-cell>
          <table:table-cell table:style-name="ce16" office:value-type="float" office:value="0.00001111101">
            <text:p>0.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3602in" draw:caption-point-x="-12.2154in" draw:caption-point-y="-18.36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1</text:p>
          </table:table-cell>
          <table:table-cell table:formula="oooc:=TEXT([.C101];[.D101])" office:value-type="string" office:string-value="0">
            <text:p>0</text:p>
          </table:table-cell>
          <table:table-cell table:style-name="ce16" office:value-type="float" office:value="0.00011111101">
            <text:p>0.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5457in" draw:caption-point-x="-12.2154in" draw:caption-point-y="-18.545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1</text:p>
          </table:table-cell>
          <table:table-cell table:formula="oooc:=TEXT([.C102];[.D102])" office:value-type="string" office:string-value="0">
            <text:p>0</text:p>
          </table:table-cell>
          <table:table-cell table:style-name="ce16" office:value-type="float" office:value="0.00111111101">
            <text:p>0.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7311in" draw:caption-point-x="-12.2154in" draw:caption-point-y="-18.731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1</text:p>
          </table:table-cell>
          <table:table-cell table:formula="oooc:=TEXT([.C103];[.D103])" office:value-type="string" office:string-value="0.01">
            <text:p>0.01</text:p>
          </table:table-cell>
          <table:table-cell table:style-name="ce16" office:value-type="float" office:value="0.01111111101">
            <text:p>0.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8.9165in" draw:caption-point-x="-12.2154in" draw:caption-point-y="-18.916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1</text:p>
          </table:table-cell>
          <table:table-cell table:formula="oooc:=TEXT([.C104];[.D104])" office:value-type="string" office:string-value="0.11">
            <text:p>0.11</text:p>
          </table:table-cell>
          <table:table-cell table:style-name="ce16" office:value-type="float" office:value="0.11111111101">
            <text:p>0.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102in" draw:caption-point-x="-12.2154in" draw:caption-point-y="-19.102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.9E-10</text:p>
          </table:table-cell>
          <table:table-cell table:formula="oooc:=TEXT([.C105];[.D105])" office:value-type="string" office:string-value="0">
            <text:p>0</text:p>
          </table:table-cell>
          <table:table-cell table:style-name="ce16" office:value-type="float" office:value="0.00000000099">
            <text:p>0.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2874in" draw:caption-point-x="-12.2154in" draw:caption-point-y="-19.287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99E-09</text:p>
          </table:table-cell>
          <table:table-cell table:formula="oooc:=TEXT([.C106];[.D106])" office:value-type="string" office:string-value="0">
            <text:p>0</text:p>
          </table:table-cell>
          <table:table-cell table:style-name="ce16" office:value-type="float" office:value="0.00000000199">
            <text:p>0.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4728in" draw:caption-point-x="-12.2154in" draw:caption-point-y="-19.4728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99E-08</text:p>
          </table:table-cell>
          <table:table-cell table:formula="oooc:=TEXT([.C107];[.D107])" office:value-type="string" office:string-value="0">
            <text:p>0</text:p>
          </table:table-cell>
          <table:table-cell table:style-name="ce16" office:value-type="float" office:value="0.00000001199">
            <text:p>0.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6583in" draw:caption-point-x="-12.2154in" draw:caption-point-y="-19.6583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99E-07</text:p>
          </table:table-cell>
          <table:table-cell table:formula="oooc:=TEXT([.C108];[.D108])" office:value-type="string" office:string-value="0">
            <text:p>0</text:p>
          </table:table-cell>
          <table:table-cell table:style-name="ce16" office:value-type="float" office:value="0.00000011199">
            <text:p>0.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19.8437in" draw:caption-point-x="-12.2154in" draw:caption-point-y="-19.8437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99E-06</text:p>
          </table:table-cell>
          <table:table-cell table:formula="oooc:=TEXT([.C109];[.D109])" office:value-type="string" office:string-value="0">
            <text:p>0</text:p>
          </table:table-cell>
          <table:table-cell table:style-name="ce16" office:value-type="float" office:value="0.00000111199">
            <text:p>0.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20.0291in" draw:caption-point-x="-12.2154in" draw:caption-point-y="-20.0291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.1112E-05</text:p>
          </table:table-cell>
          <table:table-cell table:formula="oooc:=TEXT([.C110];[.D110])" office:value-type="string" office:string-value="0">
            <text:p>0</text:p>
          </table:table-cell>
          <table:table-cell table:style-name="ce16" office:value-type="float" office:value="0.00001111199">
            <text:p>0.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20.2146in" draw:caption-point-x="-12.2154in" draw:caption-point-y="-20.2146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0111112</text:p>
          </table:table-cell>
          <table:table-cell table:formula="oooc:=TEXT([.C111];[.D111])" office:value-type="string" office:string-value="0">
            <text:p>0</text:p>
          </table:table-cell>
          <table:table-cell table:style-name="ce16" office:value-type="float" office:value="0.00011111199">
            <text:p>0.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20.4in" draw:caption-point-x="-12.2154in" draw:caption-point-y="-20.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01111112</text:p>
          </table:table-cell>
          <table:table-cell table:formula="oooc:=TEXT([.C112];[.D112])" office:value-type="string" office:string-value="0">
            <text:p>0</text:p>
          </table:table-cell>
          <table:table-cell table:style-name="ce16" office:value-type="float" office:value="0.00111111199">
            <text:p>0.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3in" svg:x="12.2154in" svg:y="20.5854in" draw:caption-point-x="-12.2154in" draw:caption-point-y="-20.5854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011111112</text:p>
          </table:table-cell>
          <table:table-cell table:formula="oooc:=TEXT([.C113];[.D113])" office:value-type="string" office:string-value="0.01">
            <text:p>0.01</text:p>
          </table:table-cell>
          <table:table-cell table:style-name="ce16" office:value-type="float" office:value="0.01111111199">
            <text:p>0.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1.4063in" svg:height="0.8067in" svg:x="12.2154in" svg:y="20.7705in" draw:caption-point-x="-12.2154in" draw:caption-point-y="-20.7705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.111111112</text:p>
          </table:table-cell>
          <table:table-cell table:formula="oooc:=TEXT([.C114];[.D114])" office:value-type="string" office:string-value="0.11">
            <text:p>0.11</text:p>
          </table:table-cell>
          <table:table-cell table:style-name="ce16" office:value-type="float" office:value="0.11111111199">
            <text:p>0.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1.4063in" svg:height="0.7929in" svg:x="12.2154in" svg:y="20.9559in" draw:caption-point-x="-12.2154in" draw:caption-point-y="-20.9559in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115];[.D115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116];[.D116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.00</text:p>
          </table:table-cell>
          <table:table-cell table:formula="oooc:=FIXED([.C118])" office:value-type="string" office:string-value="123.00">
            <text:p>123.00</text:p>
          </table:table-cell>
          <table:table-cell table:style-name="ce6" office:value-type="float" office:value="123">
            <text:p>123</text:p>
          </table:table-cell>
          <table:table-cell table:style-name="ce6" table:number-columns-repeated="2"/>
          <table:table-cell table:style-name="ce17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.340</text:p>
          </table:table-cell>
          <table:table-cell table:formula="oooc:=FIXED([.C119];[.D119])" office:value-type="string" office:string-value="12.340">
            <text:p>12.340</text:p>
          </table:table-cell>
          <table:table-cell table:style-name="ce6" office:value-type="float" office:value="12.34">
            <text:p>12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0];[.D120])" office:value-type="string" office:string-value="12,345.340">
            <text:p>12,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,456,789.123</text:p>
          </table:table-cell>
          <table:table-cell table:formula="oooc:=FIXED([.C121];[.D121])" office:value-type="string" office:string-value="123,456,789.123">
            <text:p>123,456,789.123</text:p>
          </table:table-cell>
          <table:table-cell table:style-name="ce6" office:value-type="float" office:value="123456789.123456">
            <text:p>123456789.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,300</text:p>
          </table:table-cell>
          <table:table-cell table:formula="oooc:=FIXED([.C122];[.D122])" office:value-type="string" office:string-value="12,300">
            <text:p>12,30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.340</text:p>
          </table:table-cell>
          <table:table-cell table:formula="oooc:=FIXED([.C123];[.D123];[.E123])" office:value-type="string" office:string-value="12345.340">
            <text:p>12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2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,345.340</text:p>
          </table:table-cell>
          <table:table-cell table:formula="oooc:=FIXED([.C124];[.D124];[.E124])" office:value-type="string" office:string-value="12,345.340">
            <text:p>12,345.340</text:p>
          </table:table-cell>
          <table:table-cell table:style-name="ce6" office:value-type="float" office:value="12345.34">
            <text:p>12345.34</text:p>
          </table:table-cell>
          <table:table-cell table:style-name="ce6" office:value-type="float" office:value="3">
            <text:p>3</text:p>
          </table:table-cell>
          <table:table-cell table:style-name="ce12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,234,567,891,234.56</text:p>
          </table:table-cell>
          <table:table-cell table:formula="oooc:=FIXED([.C125];[.D125];[.E125])" office:value-type="string" office:string-value="1,234,567,891,234.56">
            <text:p>1,234,567,891,234.56</text:p>
          </table:table-cell>
          <table:table-cell table:style-name="ce6" office:value-type="float" office:value="1234567891234.56">
            <text:p>1234567891234.56</text:p>
          </table:table-cell>
          <table:table-cell table:style-name="ce6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,456,789,123,400.00</text:p>
          </table:table-cell>
          <table:table-cell table:formula="oooc:=FIXED([.C126];[.D126];[.E126])" office:value-type="string" office:string-value="123,456,789,123,400.00">
            <text:p>123,456,789,123,400.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2" office:value-type="boolean" office:boolean-value="false">
            <text:p>FALS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,234.6</text:p>
          </table:table-cell>
          <table:table-cell table:formula="oooc:=FIXED([.C127];[.D127])" office:value-type="string" office:string-value="1,234.6">
            <text:p>1,234.6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,230</text:p>
          </table:table-cell>
          <table:table-cell table:formula="oooc:=FIXED([.C128];[.D128])" office:value-type="string" office:string-value="-1,230">
            <text:p>-1,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29];[.D129];[.E129])" office:value-type="string" office:string-value="1230">
            <text:p>1230</text:p>
          </table:table-cell>
          <table:table-cell table:style-name="ce6" office:value-type="float" office:value="1234.567">
            <text:p>1234.57</text:p>
          </table:table-cell>
          <table:table-cell table:style-name="ce6" office:value-type="float" office:value="-1">
            <text:p>-1</text:p>
          </table:table-cell>
          <table:table-cell table:style-name="ce12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30];[.D130];[.E130])" office:value-type="string" office:string-value="-1230">
            <text:p>-1230</text:p>
          </table:table-cell>
          <table:table-cell table:style-name="ce6" office:value-type="float" office:value="-1234.567">
            <text:p>-1234.57</text:p>
          </table:table-cell>
          <table:table-cell table:style-name="ce6" office:value-type="float" office:value="-1">
            <text:p>-1</text:p>
          </table:table-cell>
          <table:table-cell table:style-name="ce12" office:value-type="boolean" office:boolean-value="true">
            <text:p>TRUE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 table:number-rows-repeated="13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0"/>
          <table:table-cell table:style-name="ce6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6512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р.</number:text>
    </number:number-style>
    <number:number-style style:name="N149">
      <number:text>-</number:text>
      <number:number number:decimal-places="0" number:min-integer-digits="1" number:grouping="true"/>
      <number:text>р.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р.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0P0"/>
    </number:number-style>
    <number:number-style style:name="N151">
      <number:number number:decimal-places="2" number:min-integer-digits="1" number:grouping="true"/>
      <number:text>р.</number:text>
    </number:number-style>
    <number:number-style style:name="N152P0" style:volatile="true">
      <number:number number:decimal-places="2" number:min-integer-digits="1" number:grouping="true"/>
      <number:text>р.</number:text>
    </number:number-style>
    <number:number-style style:name="N152">
      <number:text>-</number:text>
      <number:number number:decimal-places="2" number:min-integer-digits="1" number:grouping="true"/>
      <number:text>р.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р.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р. </number:text>
    </number:number-style>
    <number:number-style style:name="N157P1" style:volatile="true">
      <number:text>-</number:text>
      <number:number number:decimal-places="0" number:min-integer-digits="1" number:grouping="true"/>
      <number:text>р. </number:text>
    </number:number-style>
    <number:number-style style:name="N157P2" style:volatile="true">
      <number:text> -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integer-digits="1" number:grouping="true"/>
      <number:text>    </number:text>
    </number:number-style>
    <number:number-style style:name="N161P1" style:volatile="true">
      <number:text>-</number:text>
      <number:number number:decimal-places="0" number:min-integer-digits="1" number:grouping="true"/>
      <number:text>    </number:text>
    </number:number-style>
    <number:number-style style:name="N161P2" style:volatile="true">
      <number:text> -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р. </number:text>
    </number:number-style>
    <number:number-style style:name="N165P1" style:volatile="true">
      <number:text>-</number:text>
      <number:number number:decimal-places="2" number:min-integer-digits="1" number:grouping="true"/>
      <number:text>р. </number:text>
    </number:number-style>
    <number:number-style style:name="N165P2" style:volatile="true">
      <number:text> -</number:text>
      <number:number number:decimal-places="0" number:min-integer-digits="0"/>
      <number:text>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   </number:text>
    </number:number-style>
    <number:number-style style:name="N169P1" style:volatile="true">
      <number:text>-</number:text>
      <number:number number:decimal-places="2" number:min-integer-digits="1" number:grouping="true"/>
      <number:text>    </number:text>
    </number:number-style>
    <number:number-style style:name="N169P2" style:volatile="true">
      <number:text> -</number:text>
      <number:number number: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SFr. </number:text>
      <number:number number:decimal-places="0" number:min-integer-digits="1" number:grouping="true"/>
    </number:number-style>
    <number:number-style style:name="N171">
      <number:text>SFr. 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SFr. </number:text>
      <number:number number:decimal-places="0" number:min-integer-digits="1" number:grouping="true"/>
    </number:number-style>
    <number:number-style style:name="N172">
      <style:text-properties fo:color="#ff0000"/>
      <number:text>SFr. -</number:text>
      <number:number number:decimal-places="0" number:min-integer-digits="1" number:grouping="true"/>
      <style:map style:condition="value()&gt;=0" style:apply-style-name="N172P0"/>
    </number:number-style>
    <number:number-style style:name="N174P0" style:volatile="true">
      <number:text>SFr. </number:text>
      <number:number number:decimal-places="2" number:min-integer-digits="1" number:grouping="true"/>
    </number:number-style>
    <number:number-style style:name="N174">
      <number:text>SFr. -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SFr. </number:text>
      <number:number number:decimal-places="2" number:min-integer-digits="1" number:grouping="true"/>
    </number:number-style>
    <number:number-style style:name="N175">
      <style:text-properties fo:color="#ff0000"/>
      <number:text>SFr. -</number:text>
      <number:number number:decimal-places="2" number:min-integer-digits="1" number:grouping="true"/>
      <style:map style:condition="value()&gt;=0" style:apply-style-name="N175P0"/>
    </number:number-style>
    <number:number-style style:name="N179P0" style:volatile="true">
      <number:text> SFr. </number:text>
      <number:number number:decimal-places="0" number:min-integer-digits="1" number:grouping="true"/>
      <number:text> </number:text>
    </number:number-style>
    <number:number-style style:name="N179P1" style:volatile="true">
      <number:text> SFr. -</number:text>
      <number:number number:decimal-places="0" number:min-integer-digits="1" number:grouping="true"/>
      <number:text> </number:text>
    </number:number-style>
    <number:number-style style:name="N179P2" style:volatile="true">
      <number:text> SFr.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SFr. </number:text>
      <number:number number:decimal-places="2" number:min-integer-digits="1" number:grouping="true"/>
      <number:text> </number:text>
    </number:number-style>
    <number:number-style style:name="N185P1" style:volatile="true">
      <number:text> SFr. -</number:text>
      <number:number number:decimal-places="2" number:min-integer-digits="1" number:grouping="true"/>
      <number:text> </number:text>
    </number:number-style>
    <number:number-style style:name="N185P2" style:volatile="true">
      <number:text> SFr.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P1" style:volatile="true">
      <number:text> -</number:text>
      <number:number number:decimal-places="2" number:min-integer-digits="1" number:grouping="true"/>
      <number:text> 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8" number:min-integer-digits="1"/>
    </number:number-style>
    <number:number-style style:name="N189">
      <number:number number:decimal-places="7" number:min-integer-digits="1"/>
    </number:number-style>
    <number:number-style style:name="N190">
      <number:number number:decimal-places="6" number:min-integer-digits="1"/>
    </number:number-style>
    <number:number-style style:name="N191">
      <number:number number:decimal-places="5" number:min-integer-digits="1"/>
    </number:number-style>
    <number:number-style style:name="N192">
      <number:number number:decimal-places="4" number:min-integer-digits="1"/>
    </number:number-style>
    <number:number-style style:name="N193">
      <number:number number:decimal-places="3" number:min-integer-digits="1"/>
    </number:number-style>
    <number:number-style style:name="N196P0" style:volatile="true">
      <number:number number:decimal-places="3" number:min-integer-digits="1" number:grouping="true"/>
      <number:text> </number:text>
    </number:number-style>
    <number:number-style style:name="N196P1" style:volatile="true">
      <number:text> -</number:text>
      <number:number number:decimal-places="3" number:min-integer-digits="1" number:grouping="true"/>
      <number:text> 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4" number:min-integer-digits="1" number:grouping="true"/>
      <number:text> </number:text>
    </number:number-style>
    <number:number-style style:name="N199P1" style:volatile="true">
      <number:text> -</number:text>
      <number:number number:decimal-places="4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5" number:min-integer-digits="1" number:grouping="true"/>
      <number:text> </number:text>
    </number:number-style>
    <number:number-style style:name="N202P1" style:volatile="true">
      <number:text> -</number:text>
      <number:number number:decimal-places="5" number:min-integer-digits="1" number:grouping="true"/>
      <number:text> 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6" number:min-integer-digits="1" number:grouping="true"/>
      <number:text> </number:text>
    </number:number-style>
    <number:number-style style:name="N205P1" style:volatile="true">
      <number:text> -</number:text>
      <number:number number:decimal-places="6" number:min-integer-digits="1" number:grouping="true"/>
      <number:text> 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8P0" style:volatile="true">
      <number:number number:decimal-places="1" number:min-integer-digits="1" number:grouping="true"/>
      <number:text> </number:text>
    </number:number-style>
    <number:number-style style:name="N208P1" style:volatile="true">
      <number:text> -</number:text>
      <number:number number:decimal-places="1" number:min-integer-digits="1" number:grouping="true"/>
      <number:text> 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 -</number:text>
      <number:number number:decimal-places="0" number:min-integer-digits="1" number:grouping="true"/>
      <number:text> </number:text>
    </number:number-style>
    <number:number-style style:name="N209P2" style:volatile="true">
      <number:text>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number:date-style style:name="N218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219">
      <number:currency-symbol number:language="en" number:country="US">$</number:currency-symbol>
      <number:number number:decimal-places="2" number:min-integer-digits="1" number:grouping="true"/>
    </number:currency-style>
    <number:number-style style:name="N220">
      <number:number number:decimal-places="15" number:min-integer-digits="1"/>
    </number:number-style>
    <number:number-style style:name="N221">
      <number:number number:decimal-places="20" number:min-integer-digits="1"/>
    </number:number-style>
    <number:number-style style:name="N222">
      <number:number number:decimal-places="11" number:min-integer-digits="1"/>
    </number:number-style>
    <number:number-style style:name="N223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7">11/27/2007</text:date>, <text:time>17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5-11-22T22:05:38</meta:creation-date>
    <dc:date>2007-11-27T17:10:55</dc:date>
    <meta:editing-cycles>4</meta:editing-cycles>
    <meta:editing-duration>PT5M2S</meta:editing-duration>
    <meta:user-defined meta:name="Info 1"/>
    <meta:user-defined meta:name="Info 2"/>
    <meta:user-defined meta:name="Info 3"/>
    <meta:user-defined meta:name="Info 4"/>
    <meta:document-statistic meta:table-count="1" meta:cell-count="644"/>
  </office:meta>
</office:document-meta>
</file>